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06f2" officeooo:paragraph-rsid="001e06f2"/>
    </style:style>
    <style:style style:name="P2" style:family="paragraph" style:parent-style-name="Standard">
      <style:paragraph-properties fo:text-align="center" style:justify-single-word="false"/>
      <style:text-properties officeooo:rsid="001e06f2" officeooo:paragraph-rsid="001e06f2"/>
    </style:style>
    <style:style style:name="P3" style:family="paragraph" style:parent-style-name="Standard">
      <style:text-properties fo:font-style="italic" officeooo:rsid="001e06f2" officeooo:paragraph-rsid="001e06f2" style:font-style-asian="italic" style:font-style-complex="italic"/>
    </style:style>
    <style:style style:name="P4" style:family="paragraph" style:parent-style-name="Standard">
      <style:text-properties officeooo:rsid="001e3c2d" officeooo:paragraph-rsid="001e3c2d"/>
    </style:style>
    <style:style style:name="P5" style:family="paragraph" style:parent-style-name="Standard">
      <style:text-properties officeooo:rsid="00201cfd" officeooo:paragraph-rsid="00231b94"/>
    </style:style>
    <style:style style:name="P6" style:family="paragraph" style:parent-style-name="Standard">
      <style:text-properties officeooo:rsid="00221fc3" officeooo:paragraph-rsid="00221fc3"/>
    </style:style>
    <style:style style:name="P7" style:family="paragraph" style:parent-style-name="Standard">
      <style:text-properties officeooo:rsid="00221fc3" officeooo:paragraph-rsid="00231b94"/>
    </style:style>
    <style:style style:name="T1" style:family="text">
      <style:text-properties officeooo:rsid="001e06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06f2" style:font-style-asian="italic" style:font-style-complex="italic"/>
    </style:style>
    <style:style style:name="T4" style:family="text">
      <style:text-properties officeooo:rsid="001e3c2d"/>
    </style:style>
    <style:style style:name="T5" style:family="text">
      <style:text-properties officeooo:rsid="0021601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3c2d" style:font-style-asian="normal" style:font-style-complex="normal"/>
    </style:style>
    <style:style style:name="T8" style:family="text">
      <style:text-properties fo:font-style="normal" officeooo:rsid="001e06f2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Natural</text:span> Frequency</text:p>
      <text:p text:style-name="P2">by Sven Nilsen, 2020</text:p>
      <text:p text:style-name="P1"/>
      <text:p text:style-name="P3">In this paper I clarify what it means for energy to be quantized.</text:p>
      <text:p text:style-name="P1"/>
      <text:p text:style-name="P1">The Planck-Einstein relation is the following:</text:p>
      <text:p text:style-name="P1"/>
      <text:p text:style-name="P1"><text:tab/>E = <text:span text:style-name="T2">h</text:span>f</text:p>
      <text:p text:style-name="P1"/>
      <text:p text:style-name="P1"><text:tab/>E<text:tab/>energy</text:p>
      <text:p text:style-name="P1"><text:tab/><text:span text:style-name="T2">h</text:span><text:tab/>Planck’s constant</text:p>
      <text:p text:style-name="P1"><text:tab/>f<text:tab/>frequency</text:p>
      <text:p text:style-name="P1"/>
      <text:p text:style-name="P1">By quantized energy, what one actually means is that `f` is a natural number:</text:p>
      <text:p text:style-name="P1"/>
      <text:p text:style-name="P1"><text:tab/>f : ℕ</text:p>
      <text:p text:style-name="P1"/>
      <text:p text:style-name="P1">If one takes a look at the time-dependent Schrödinger equation:</text:p>
      <text:p text:style-name="P1"/>
      <text:p text:style-name="P1"><text:tab/><text:span text:style-name="T2">i</text:span>ℏ𝜓’<text:span text:style-name="T4">(t) = H𝜓(t)</text:span></text:p>
      <text:p text:style-name="P1"/>
      <text:p text:style-name="P4">The Hamiltonian `H` can be thought of as the total energy:</text:p>
      <text:p text:style-name="P4"/>
      <text:p text:style-name="P4"><text:tab/><text:span text:style-name="T3">i</text:span><text:span text:style-name="T1">ℏ𝜓’</text:span>(t) = E𝜓(t)</text:p>
      <text:p text:style-name="P1"/>
      <text:p text:style-name="P4">Using Planck-Einstein relation, the Schrödinger equation <text:span text:style-name="T5">can</text:span> be simplified:</text:p>
      <text:p text:style-name="P4"/>
      <text:p text:style-name="P4"><text:tab/><text:span text:style-name="T3">i</text:span><text:span text:style-name="T1">ℏ𝜓’</text:span>(t) = <text:span text:style-name="T2">h</text:span>f𝜓(t)</text:p>
      <text:p text:style-name="P4"><text:tab/>(<text:span text:style-name="T3">i</text:span><text:span text:style-name="T2">h</text:span><text:span text:style-name="T3"> / </text:span><text:span text:style-name="T2">2π)</text:span><text:span text:style-name="T1">𝜓’</text:span>(t) = <text:span text:style-name="T2">h</text:span>f𝜓(t)</text:p>
      <text:p text:style-name="P4"><text:tab/>(<text:span text:style-name="T3">i / </text:span><text:span text:style-name="T2">2π)</text:span><text:span text:style-name="T1">𝜓’</text:span>(t) = f𝜓(t)</text:p>
      <text:p text:style-name="P4"/>
      <text:p text:style-name="P4">When setting `τ = 2<text:span text:style-name="T2">π` and `n = f`, one can write this in an elegant form:</text:span></text:p>
      <text:p text:style-name="P4"/>
      <text:p text:style-name="P4"><text:tab/><text:span text:style-name="T2">i</text:span><text:span text:style-name="T1">𝜓’</text:span>(t) = nτ𝜓(t)</text:p>
      <text:p text:style-name="P4"/>
      <text:p text:style-name="P6">Or, written using the `d` function as the derivative:</text:p>
      <text:p text:style-name="P6"/>
      <text:p text:style-name="P7"><text:tab/><text:span text:style-name="T2">i</text:span><text:span text:style-name="T7"> · </text:span><text:span text:style-name="T6">d(</text:span><text:span text:style-name="T8">𝜓</text:span><text:span text:style-name="T6">)</text:span><text:span text:style-name="T1"> = n · τ · 𝜓</text:span></text:p>
      <text:p text:style-name="P4"/>
      <text:p text:style-name="P5">With other words, energy and Planck’s constant <text:span text:style-name="T5">disappear from the equation, because they are not intrinsic to the wavefunction. After all, the wavefunction only contains complex probability amplitudes. Only the natural frequency `n` is used to relate the wavefunction to its complex conjugated derivative. The constant `τ` is a mathematical consequence of the derivative of Phi functions (for more information about Phi functions, see the paper “Quantum Schrödinger Functions”)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0:19:54.226484000</meta:creation-date>
    <dc:date>2020-05-07T11:21:29.450783000</dc:date>
    <meta:editing-duration>PT10M3S</meta:editing-duration>
    <meta:editing-cycles>1</meta:editing-cycles>
    <meta:document-statistic meta:table-count="0" meta:image-count="0" meta:object-count="0" meta:page-count="1" meta:paragraph-count="23" meta:word-count="208" meta:character-count="1211" meta:non-whitespace-character-count="1014"/>
    <meta:generator>LibreOffice/5.1.2.2$MacOSX_X86_64 LibreOffice_project/d3bf12ecb743fc0d20e0be0c58ca359301eb705f</meta:generator>
  </office:meta>
</office:document-meta>
</file>